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preter.setInterpreterID( String interpre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Abstrac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nterpreter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pret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terpreter.service( ServiceManager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terpreter.regist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nterpreter.process( String uri , Object biz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nterpreter.forwardTo( String uri , Object bizData , WebContinuation continuation , Redirector redir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Interpret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terpreter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